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text>d</mtext>
      </mrow>
      <mi>x</mi>
      <msup>
        <mrow>
          <mo fence="true" stretchy="false">|</mo>
          <mrow>
            <mrow>
              <mi>f</mi>
              <mrow>
                <mo fence="true" stretchy="false">(</mo>
                <mrow>
                  <mi>x</mi>
                </mrow>
                <mo fence="true" stretchy="false">)</mo>
              </mrow>
              <mrow>
                <mspace width="0.5em"/>
                <mo stretchy="false">−</mo>
                <mspace width="0.5em"/>
              </mrow>
              <msub>
                <mi>f</mi>
                <mi>N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  <mn>2</mn>
      </msup>
      <mover>
        <mrow>
          <mspace width="0.5em"/>
          <mo stretchy="false">=</mo>
          <mspace width="0.5em"/>
        </mrow>
        <mtext>!</mtext>
      </mover>
      <mstyle mathvariant="bold">
        <mtext> minimal</mtext>
      </mstyle>
    </mrow>
    <annotation encoding="StarMath 5.0">int from a to b "d"x lline f( x ) `-` f_N( x ) rline ^2 {`=`} csup "!" bold " minimal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13:39:47.244000000</meta:creation-date>
    <meta:generator>LibreOffice/4.2.4.2$Windows_x86 LibreOffice_project/63150712c6d317d27ce2db16eb94c2f3d7b699f8</meta:generator>
  </office:meta>
</office:document-meta>
</file>